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SQLSupportConfig.getSupportsLikeEscapeClau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QLSupportConfig.setQuoteChar( String quoteCh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QLSupportConfig.setSupportsLikeEscapeClause( boolean supportsLikeEscapeCl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QLSupportConfig.getQuoteCh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QLSupportConfig.DefaultSQLSupport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